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259aa" officeooo:paragraph-rsid="000259aa"/>
    </style:style>
    <style:style style:name="P2" style:family="paragraph" style:parent-style-name="Text_20_body">
      <style:text-properties officeooo:rsid="000334be" officeooo:paragraph-rsid="000334be"/>
    </style:style>
    <style:style style:name="P3" style:family="paragraph" style:parent-style-name="Text_20_body">
      <style:text-properties officeooo:rsid="0003ca40" officeooo:paragraph-rsid="0003ca40"/>
    </style:style>
    <style:style style:name="P4" style:family="paragraph" style:parent-style-name="Text_20_body">
      <style:text-properties officeooo:rsid="0005adbe" officeooo:paragraph-rsid="0005adbe"/>
    </style:style>
    <style:style style:name="P5" style:family="paragraph" style:parent-style-name="Text_20_body">
      <style:text-properties officeooo:rsid="0005b257" officeooo:paragraph-rsid="0005b257"/>
    </style:style>
    <style:style style:name="P6" style:family="paragraph" style:parent-style-name="Text_20_body">
      <style:text-properties officeooo:rsid="0006f7bc" officeooo:paragraph-rsid="0006f7bc"/>
    </style:style>
    <style:style style:name="P7" style:family="paragraph" style:parent-style-name="Text_20_body">
      <style:text-properties officeooo:rsid="0007b60f" officeooo:paragraph-rsid="0007b60f"/>
    </style:style>
    <style:style style:name="P8" style:family="paragraph" style:parent-style-name="Text_20_body">
      <style:text-properties officeooo:rsid="000950fa" officeooo:paragraph-rsid="000950fa"/>
    </style:style>
    <style:style style:name="P9" style:family="paragraph" style:parent-style-name="Title">
      <style:text-properties officeooo:rsid="000259aa" officeooo:paragraph-rsid="000259aa"/>
    </style:style>
    <style:style style:name="T1" style:family="text">
      <style:text-properties officeooo:rsid="000334be"/>
    </style:style>
    <style:style style:name="T2" style:family="text">
      <style:text-properties officeooo:rsid="0009e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eguntas realizadas por el equipo 1</text:p>
      <text:p text:style-name="P1"/>
      <text:p text:style-name="P1">¿Por correo se refiere a algún apartado dentro de la aplicación web reservado para cada usuario <text:span text:style-name="T1">o alguno de los servidores de correos electrónicos conocidos (hotmail, gmail, yahoo, etc.)?</text:span></text:p>
      <text:p text:style-name="P1">¿Los correos o notificaciones se envían desde la aplicación web <text:span text:style-name="T1">a alguno de los servidores de correos electrónicos</text:span>?</text:p>
      <text:p text:style-name="P1">¿Por que no proporcionar medios o maneras de comunicación dentro de la aplicación?</text:p>
      <text:p text:style-name="P2">¿Que tipo de servidores de correos electrónicos deberá soportar la aplicación?</text:p>
      <text:p text:style-name="P5">Especificar la interfaz (Pantallas, menús, herramientas, etc.)</text:p>
      <text:p text:style-name="P3">Especificar los navegadores con los que se trabajara</text:p>
      <text:p text:style-name="P3">Especificar la resolución</text:p>
      <text:p text:style-name="P3">¿A base de que criterios se basara la gestión de tutores y tutorados?</text:p>
      <text:p text:style-name="P8">¿De que manera se reconocerán o autentificaran a los tutores y tutorados?</text:p>
      <text:p text:style-name="P3">¿Que datos se deben de conocer sobre el tutor y el tutorado?</text:p>
      <text:p text:style-name="P3">¿A base de que criterios se asignara el estado del tutorado?</text:p>
      <text:p text:style-name="P7">¿Que tipo de acciones podrá realizarse con cada tipo de tutorados?</text:p>
      <text:p text:style-name="P3">¿Cuales serán las fechas de inicio y finalización del periodo de tutorados?</text:p>
      <text:p text:style-name="P4">¿Como se asignaran los tutores?</text:p>
      <text:p text:style-name="P4">¿Cuantos tutorados debe tener cada tutor?</text:p>
      <text:p text:style-name="P4">¿A que departamento pertenecerán los tutores?</text:p>
      <text:p text:style-name="P4">¿Que hacer con los tutores que no tienen asignados tutorados?</text:p>
      <text:p text:style-name="P6">¿Como se realizara el seguimiento de las tutorías?</text:p>
      <text:p text:style-name="P6">¿En que periodos deben de ser actualizados estos seguimientos?</text:p>
      <text:p text:style-name="P4">¿Por que usar archivos de texto en ves de una base de datos?</text:p>
      <text:p text:style-name="P4">¿Por que no usar un combinado de ambos métodos (base de datos y archivos de texto)?</text:p>
      <text:p text:style-name="P8">¿Como se veran distribuidas las ventanas y los formato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00:01:32.544232486</meta:creation-date>
    <dc:date>2015-05-06T08:39:22.739059537</dc:date>
    <meta:editing-duration>PT7H40M10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248" meta:character-count="1529" meta:non-whitespace-character-count="1304"/>
  </office:meta>
</office:document-meta>
</file>